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Pictures/2000000E000000DD000000DD3BB5FCBB.svm" manifest:media-type=""/>
  <manifest:file-entry manifest:full-path="Object 1/Pictures/2000000E000000DD000000DDB37D134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3.832cm" svg:height="12.479cm" svg:x="9.142cm" svg:y="0.107cm">
            <draw:object draw:notify-on-update-of-ranges="Hoja1.A2:Hoja1.A97 Hoja1.B1:Hoja1.B1 Hoja1.B2:Hoja1.B97 Hoja1.C1:Hoja1.C1 Hoja1.C2:Hoja1.C97 Hoja1.D1:Hoja1.D1 Hoja1.D2:Hoja1.D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Promedio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Loca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1808">
            <text:p>171808</text:p>
          </table:table-cell>
          <table:table-cell office:value-type="float" office:value="15558.26">
            <text:p>15558,26</text:p>
          </table:table-cell>
          <table:table-cell office:value-type="float" office:value="31106.56">
            <text:p>31106,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6226.9">
            <text:p>376226,9</text:p>
          </table:table-cell>
          <table:table-cell office:value-type="float" office:value="16211.36">
            <text:p>16211,36</text:p>
          </table:table-cell>
          <table:table-cell office:value-type="float" office:value="21641.72">
            <text:p>21641,7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7341.92">
            <text:p>617341,92</text:p>
          </table:table-cell>
          <table:table-cell office:value-type="float" office:value="20574.7">
            <text:p>20574,7</text:p>
          </table:table-cell>
          <table:table-cell office:value-type="float" office:value="22411.18">
            <text:p>22411,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0208.44">
            <text:p>1130208,44</text:p>
          </table:table-cell>
          <table:table-cell office:value-type="float" office:value="23953.4">
            <text:p>23953,4</text:p>
          </table:table-cell>
          <table:table-cell office:value-type="float" office:value="30180.38">
            <text:p>30180,3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55516.94">
            <text:p>1855516,94</text:p>
          </table:table-cell>
          <table:table-cell office:value-type="float" office:value="22350.28">
            <text:p>22350,28</text:p>
          </table:table-cell>
          <table:table-cell office:value-type="float" office:value="37033.54">
            <text:p>37033,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60043.92">
            <text:p>2160043,92</text:p>
          </table:table-cell>
          <table:table-cell office:value-type="float" office:value="28125.44">
            <text:p>28125,44</text:p>
          </table:table-cell>
          <table:table-cell office:value-type="float" office:value="34476.08">
            <text:p>34476,0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46306.88">
            <text:p>3646306,88</text:p>
          </table:table-cell>
          <table:table-cell office:value-type="float" office:value="39173.72">
            <text:p>39173,72</text:p>
          </table:table-cell>
          <table:table-cell office:value-type="float" office:value="40439.66">
            <text:p>40439,6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00499.7">
            <text:p>4400499,7</text:p>
          </table:table-cell>
          <table:table-cell office:value-type="float" office:value="41458.8">
            <text:p>41458,8</text:p>
          </table:table-cell>
          <table:table-cell office:value-type="float" office:value="45738.74">
            <text:p>45738,7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61916.36">
            <text:p>5461916,36</text:p>
          </table:table-cell>
          <table:table-cell office:value-type="float" office:value="44118.52">
            <text:p>44118,52</text:p>
          </table:table-cell>
          <table:table-cell office:value-type="float" office:value="52706.78">
            <text:p>52706,7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93608.14">
            <text:p>7293608,14</text:p>
          </table:table-cell>
          <table:table-cell office:value-type="float" office:value="47704.72">
            <text:p>47704,72</text:p>
          </table:table-cell>
          <table:table-cell office:value-type="float" office:value="75676.42">
            <text:p>75676,4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774478.24">
            <text:p>9774478,24</text:p>
          </table:table-cell>
          <table:table-cell office:value-type="float" office:value="53958.64">
            <text:p>53958,64</text:p>
          </table:table-cell>
          <table:table-cell office:value-type="float" office:value="68202.94">
            <text:p>68202,9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588851">
            <text:p>13588851</text:p>
          </table:table-cell>
          <table:table-cell office:value-type="float" office:value="60463.66">
            <text:p>60463,66</text:p>
          </table:table-cell>
          <table:table-cell office:value-type="float" office:value="76358.94">
            <text:p>76358,9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585135.1">
            <text:p>15585135,1</text:p>
          </table:table-cell>
          <table:table-cell office:value-type="float" office:value="64215.64">
            <text:p>64215,64</text:p>
          </table:table-cell>
          <table:table-cell office:value-type="float" office:value="89120.24">
            <text:p>89120,2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975777.4">
            <text:p>18975777,4</text:p>
          </table:table-cell>
          <table:table-cell office:value-type="float" office:value="73940.12">
            <text:p>73940,12</text:p>
          </table:table-cell>
          <table:table-cell office:value-type="float" office:value="114380.02">
            <text:p>114380,0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121844.04">
            <text:p>22121844,04</text:p>
          </table:table-cell>
          <table:table-cell office:value-type="float" office:value="80885.82">
            <text:p>80885,82</text:p>
          </table:table-cell>
          <table:table-cell office:value-type="float" office:value="116512.38">
            <text:p>116512,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134150.42">
            <text:p>26134150,42</text:p>
          </table:table-cell>
          <table:table-cell office:value-type="float" office:value="89123.7">
            <text:p>89123,7</text:p>
          </table:table-cell>
          <table:table-cell office:value-type="float" office:value="116592.68">
            <text:p>116592,6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604596.86">
            <text:p>29604596,86</text:p>
          </table:table-cell>
          <table:table-cell office:value-type="float" office:value="96039.42">
            <text:p>96039,42</text:p>
          </table:table-cell>
          <table:table-cell office:value-type="float" office:value="131448.28">
            <text:p>131448,2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680586.78">
            <text:p>35680586,78</text:p>
          </table:table-cell>
          <table:table-cell office:value-type="float" office:value="104986.54">
            <text:p>104986,54</text:p>
          </table:table-cell>
          <table:table-cell office:value-type="float" office:value="159808">
            <text:p>15980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716792.78">
            <text:p>43716792,78</text:p>
          </table:table-cell>
          <table:table-cell office:value-type="float" office:value="129006.96">
            <text:p>129006,96</text:p>
          </table:table-cell>
          <table:table-cell office:value-type="float" office:value="155419.34">
            <text:p>155419,3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637695.06">
            <text:p>53637695,06</text:p>
          </table:table-cell>
          <table:table-cell office:value-type="float" office:value="127900.68">
            <text:p>127900,68</text:p>
          </table:table-cell>
          <table:table-cell office:value-type="float" office:value="183509.52">
            <text:p>183509,5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6064551.08">
            <text:p>56064551,08</text:p>
          </table:table-cell>
          <table:table-cell office:value-type="float" office:value="143469.58">
            <text:p>143469,58</text:p>
          </table:table-cell>
          <table:table-cell office:value-type="float" office:value="181263.88">
            <text:p>181263,8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208915.36">
            <text:p>64208915,36</text:p>
          </table:table-cell>
          <table:table-cell office:value-type="float" office:value="152365.44">
            <text:p>152365,44</text:p>
          </table:table-cell>
          <table:table-cell office:value-type="float" office:value="196850.56">
            <text:p>196850,5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5793791.58">
            <text:p>75793791,58</text:p>
          </table:table-cell>
          <table:table-cell office:value-type="float" office:value="161966.98">
            <text:p>161966,98</text:p>
          </table:table-cell>
          <table:table-cell office:value-type="float" office:value="216209.9">
            <text:p>216209,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9232846.34">
            <text:p>79232846,34</text:p>
          </table:table-cell>
          <table:table-cell office:value-type="float" office:value="165858.82">
            <text:p>165858,82</text:p>
          </table:table-cell>
          <table:table-cell office:value-type="float" office:value="238950.88">
            <text:p>238950,8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8806053.46">
            <text:p>98806053,46</text:p>
          </table:table-cell>
          <table:table-cell office:value-type="float" office:value="177300.7">
            <text:p>177300,7</text:p>
          </table:table-cell>
          <table:table-cell office:value-type="float" office:value="265282.84">
            <text:p>265282,8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4661901.44">
            <text:p>104661901,44</text:p>
          </table:table-cell>
          <table:table-cell office:value-type="float" office:value="200488.88">
            <text:p>200488,88</text:p>
          </table:table-cell>
          <table:table-cell office:value-type="float" office:value="271468.24">
            <text:p>271468,2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1019516.56">
            <text:p>121019516,56</text:p>
          </table:table-cell>
          <table:table-cell office:value-type="float" office:value="206595.74">
            <text:p>206595,74</text:p>
          </table:table-cell>
          <table:table-cell office:value-type="float" office:value="287566.82">
            <text:p>287566,8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9746826">
            <text:p>139746826</text:p>
          </table:table-cell>
          <table:table-cell office:value-type="float" office:value="218601.16">
            <text:p>218601,16</text:p>
          </table:table-cell>
          <table:table-cell office:value-type="float" office:value="319719.14">
            <text:p>319719,1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6173920.02">
            <text:p>146173920,02</text:p>
          </table:table-cell>
          <table:table-cell office:value-type="float" office:value="232264.02">
            <text:p>232264,02</text:p>
          </table:table-cell>
          <table:table-cell office:value-type="float" office:value="377806.24">
            <text:p>377806,2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8994950.14">
            <text:p>168994950,14</text:p>
          </table:table-cell>
          <table:table-cell office:value-type="float" office:value="249613.46">
            <text:p>249613,46</text:p>
          </table:table-cell>
          <table:table-cell office:value-type="float" office:value="372131.84">
            <text:p>372131,8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0960859.54">
            <text:p>180960859,54</text:p>
          </table:table-cell>
          <table:table-cell office:value-type="float" office:value="261704.02">
            <text:p>261704,02</text:p>
          </table:table-cell>
          <table:table-cell office:value-type="float" office:value="417973.08">
            <text:p>417973,0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9839241.58">
            <text:p>209839241,58</text:p>
          </table:table-cell>
          <table:table-cell office:value-type="float" office:value="272578.4">
            <text:p>272578,4</text:p>
          </table:table-cell>
          <table:table-cell office:value-type="float" office:value="430643.34">
            <text:p>430643,3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0192106.8">
            <text:p>230192106,8</text:p>
          </table:table-cell>
          <table:table-cell office:value-type="float" office:value="301208.9">
            <text:p>301208,9</text:p>
          </table:table-cell>
          <table:table-cell office:value-type="float" office:value="498987.96">
            <text:p>498987,9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0382121.3">
            <text:p>250382121,3</text:p>
          </table:table-cell>
          <table:table-cell office:value-type="float" office:value="330603.62">
            <text:p>330603,62</text:p>
          </table:table-cell>
          <table:table-cell office:value-type="float" office:value="499198.92">
            <text:p>499198,9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5846342.16">
            <text:p>285846342,16</text:p>
          </table:table-cell>
          <table:table-cell office:value-type="float" office:value="329498.88">
            <text:p>329498,88</text:p>
          </table:table-cell>
          <table:table-cell office:value-type="float" office:value="522886.84">
            <text:p>522886,8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4367285.24">
            <text:p>284367285,24</text:p>
          </table:table-cell>
          <table:table-cell office:value-type="float" office:value="362529.88">
            <text:p>362529,88</text:p>
          </table:table-cell>
          <table:table-cell office:value-type="float" office:value="620300.58">
            <text:p>620300,5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19005032.64">
            <text:p>319005032,64</text:p>
          </table:table-cell>
          <table:table-cell office:value-type="float" office:value="374922.48">
            <text:p>374922,48</text:p>
          </table:table-cell>
          <table:table-cell office:value-type="float" office:value="592249.18">
            <text:p>592249,1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7792538.02">
            <text:p>357792538,02</text:p>
          </table:table-cell>
          <table:table-cell office:value-type="float" office:value="381604.08">
            <text:p>381604,08</text:p>
          </table:table-cell>
          <table:table-cell office:value-type="float" office:value="649506.56">
            <text:p>649506,5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9718546.52">
            <text:p>369718546,52</text:p>
          </table:table-cell>
          <table:table-cell office:value-type="float" office:value="432605.48">
            <text:p>432605,48</text:p>
          </table:table-cell>
          <table:table-cell office:value-type="float" office:value="713099.82">
            <text:p>713099,8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07188965.4">
            <text:p>407188965,4</text:p>
          </table:table-cell>
          <table:table-cell office:value-type="float" office:value="445914.98">
            <text:p>445914,98</text:p>
          </table:table-cell>
          <table:table-cell office:value-type="float" office:value="809910.76">
            <text:p>809910,7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5454809.28">
            <text:p>475454809,28</text:p>
          </table:table-cell>
          <table:table-cell office:value-type="float" office:value="481928.78">
            <text:p>481928,78</text:p>
          </table:table-cell>
          <table:table-cell office:value-type="float" office:value="850361.6">
            <text:p>850361,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6950188.6">
            <text:p>496950188,6</text:p>
          </table:table-cell>
          <table:table-cell office:value-type="float" office:value="503466.74">
            <text:p>503466,74</text:p>
          </table:table-cell>
          <table:table-cell office:value-type="float" office:value="951558.46">
            <text:p>951558,4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8572515.66">
            <text:p>498572515,66</text:p>
          </table:table-cell>
          <table:table-cell office:value-type="float" office:value="524166.34">
            <text:p>524166,34</text:p>
          </table:table-cell>
          <table:table-cell office:value-type="float" office:value="920864.08">
            <text:p>920864,0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71163488.96">
            <text:p>571163488,96</text:p>
          </table:table-cell>
          <table:table-cell office:value-type="float" office:value="580045.34">
            <text:p>580045,34</text:p>
          </table:table-cell>
          <table:table-cell office:value-type="float" office:value="972916.66">
            <text:p>972916,6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0323272.02">
            <text:p>680323272,02</text:p>
          </table:table-cell>
          <table:table-cell office:value-type="float" office:value="590443.3">
            <text:p>590443,3</text:p>
          </table:table-cell>
          <table:table-cell office:value-type="float" office:value="1082056.12">
            <text:p>1082056,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3630906.18">
            <text:p>683630906,18</text:p>
          </table:table-cell>
          <table:table-cell office:value-type="float" office:value="623031.2">
            <text:p>623031,2</text:p>
          </table:table-cell>
          <table:table-cell office:value-type="float" office:value="1123379.3">
            <text:p>1123379,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41317228.44">
            <text:p>441317228,44</text:p>
          </table:table-cell>
          <table:table-cell office:value-type="float" office:value="636250.24">
            <text:p>636250,24</text:p>
          </table:table-cell>
          <table:table-cell office:value-type="float" office:value="1253327.04">
            <text:p>1253327,0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5876584.18">
            <text:p>485876584,18</text:p>
          </table:table-cell>
          <table:table-cell office:value-type="float" office:value="669153.88">
            <text:p>669153,88</text:p>
          </table:table-cell>
          <table:table-cell office:value-type="float" office:value="1282078.84">
            <text:p>1282078,8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02279185.74">
            <text:p>502279185,74</text:p>
          </table:table-cell>
          <table:table-cell office:value-type="float" office:value="752514.34">
            <text:p>752514,34</text:p>
          </table:table-cell>
          <table:table-cell office:value-type="float" office:value="1345267.06">
            <text:p>1345267,0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24650192.88">
            <text:p>524650192,88</text:p>
          </table:table-cell>
          <table:table-cell office:value-type="float" office:value="712587.26">
            <text:p>712587,26</text:p>
          </table:table-cell>
          <table:table-cell office:value-type="float" office:value="1480138.92">
            <text:p>1480138,9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80602509.72">
            <text:p>580602509,72</text:p>
          </table:table-cell>
          <table:table-cell office:value-type="float" office:value="776080.14">
            <text:p>776080,14</text:p>
          </table:table-cell>
          <table:table-cell office:value-type="float" office:value="1457501.5">
            <text:p>1457501,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79297780.84">
            <text:p>579297780,84</text:p>
          </table:table-cell>
          <table:table-cell office:value-type="float" office:value="785255.8">
            <text:p>785255,8</text:p>
          </table:table-cell>
          <table:table-cell office:value-type="float" office:value="1574188.3">
            <text:p>1574188,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8458390.38">
            <text:p>638458390,38</text:p>
          </table:table-cell>
          <table:table-cell office:value-type="float" office:value="827926.84">
            <text:p>827926,84</text:p>
          </table:table-cell>
          <table:table-cell office:value-type="float" office:value="1768811.8">
            <text:p>1768811,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49362646.64">
            <text:p>649362646,64</text:p>
          </table:table-cell>
          <table:table-cell office:value-type="float" office:value="872678.7">
            <text:p>872678,7</text:p>
          </table:table-cell>
          <table:table-cell office:value-type="float" office:value="1838629.04">
            <text:p>1838629,0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24455919.92">
            <text:p>724455919,92</text:p>
          </table:table-cell>
          <table:table-cell office:value-type="float" office:value="927026.32">
            <text:p>927026,32</text:p>
          </table:table-cell>
          <table:table-cell office:value-type="float" office:value="1959700.82">
            <text:p>1959700,8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15568083.38">
            <text:p>715568083,38</text:p>
          </table:table-cell>
          <table:table-cell office:value-type="float" office:value="943635.1">
            <text:p>943635,1</text:p>
          </table:table-cell>
          <table:table-cell office:value-type="float" office:value="2000184.38">
            <text:p>2000184,3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3337681.72">
            <text:p>553337681,72</text:p>
          </table:table-cell>
          <table:table-cell office:value-type="float" office:value="1056118.96">
            <text:p>1056118,96</text:p>
          </table:table-cell>
          <table:table-cell office:value-type="float" office:value="2093105.74">
            <text:p>2093105,7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15005331.36">
            <text:p>515005331,36</text:p>
          </table:table-cell>
          <table:table-cell office:value-type="float" office:value="1019678.86">
            <text:p>1019678,86</text:p>
          </table:table-cell>
          <table:table-cell office:value-type="float" office:value="2241928.54">
            <text:p>2241928,5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86576698.26">
            <text:p>486576698,26</text:p>
          </table:table-cell>
          <table:table-cell office:value-type="float" office:value="1053753.28">
            <text:p>1053753,28</text:p>
          </table:table-cell>
          <table:table-cell office:value-type="float" office:value="2304213.1">
            <text:p>2304213,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91487044.2">
            <text:p>491487044,2</text:p>
          </table:table-cell>
          <table:table-cell office:value-type="float" office:value="1085526.76">
            <text:p>1085526,76</text:p>
          </table:table-cell>
          <table:table-cell office:value-type="float" office:value="2591156.26">
            <text:p>2591156,2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450992403.72">
            <text:p>450992403,72</text:p>
          </table:table-cell>
          <table:table-cell office:value-type="float" office:value="1272220.3">
            <text:p>1272220,3</text:p>
          </table:table-cell>
          <table:table-cell office:value-type="float" office:value="2620795.62">
            <text:p>2620795,6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77771741.04">
            <text:p>477771741,04</text:p>
          </table:table-cell>
          <table:table-cell office:value-type="float" office:value="1230384.48">
            <text:p>1230384,48</text:p>
          </table:table-cell>
          <table:table-cell office:value-type="float" office:value="2736712.56">
            <text:p>2736712,5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572781321.32">
            <text:p>572781321,32</text:p>
          </table:table-cell>
          <table:table-cell office:value-type="float" office:value="1241557.02">
            <text:p>1241557,02</text:p>
          </table:table-cell>
          <table:table-cell office:value-type="float" office:value="2805156.48">
            <text:p>2805156,4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19117329.78">
            <text:p>619117329,78</text:p>
          </table:table-cell>
          <table:table-cell office:value-type="float" office:value="1294378.8">
            <text:p>1294378,8</text:p>
          </table:table-cell>
          <table:table-cell office:value-type="float" office:value="2996979.82">
            <text:p>2996979,8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46800274.92">
            <text:p>546800274,92</text:p>
          </table:table-cell>
          <table:table-cell office:value-type="float" office:value="1223676.7">
            <text:p>1223676,7</text:p>
          </table:table-cell>
          <table:table-cell office:value-type="float" office:value="3017655.34">
            <text:p>3017655,3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09611407.34">
            <text:p>509611407,34</text:p>
          </table:table-cell>
          <table:table-cell office:value-type="float" office:value="1264552.6">
            <text:p>1264552,6</text:p>
          </table:table-cell>
          <table:table-cell office:value-type="float" office:value="3282549.46">
            <text:p>3282549,4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51725555.6">
            <text:p>551725555,6</text:p>
          </table:table-cell>
          <table:table-cell office:value-type="float" office:value="1447868.78">
            <text:p>1447868,78</text:p>
          </table:table-cell>
          <table:table-cell office:value-type="float" office:value="3426975.8">
            <text:p>3426975,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13029906.34">
            <text:p>513029906,34</text:p>
          </table:table-cell>
          <table:table-cell office:value-type="float" office:value="1396738.46">
            <text:p>1396738,46</text:p>
          </table:table-cell>
          <table:table-cell office:value-type="float" office:value="3599952.7">
            <text:p>3599952,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06190713.66">
            <text:p>506190713,66</text:p>
          </table:table-cell>
          <table:table-cell office:value-type="float" office:value="1425130.98">
            <text:p>1425130,98</text:p>
          </table:table-cell>
          <table:table-cell office:value-type="float" office:value="3747489.76">
            <text:p>3747489,7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4111089.58">
            <text:p>324111089,58</text:p>
          </table:table-cell>
          <table:table-cell office:value-type="float" office:value="1566289.72">
            <text:p>1566289,72</text:p>
          </table:table-cell>
          <table:table-cell office:value-type="float" office:value="3843785.88">
            <text:p>3843785,8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0690021.82">
            <text:p>330690021,82</text:p>
          </table:table-cell>
          <table:table-cell office:value-type="float" office:value="1565840.16">
            <text:p>1565840,16</text:p>
          </table:table-cell>
          <table:table-cell office:value-type="float" office:value="4004030.26">
            <text:p>4004030,26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2106358.62">
            <text:p>382106358,62</text:p>
          </table:table-cell>
          <table:table-cell office:value-type="float" office:value="1544062.9">
            <text:p>1544062,9</text:p>
          </table:table-cell>
          <table:table-cell office:value-type="float" office:value="4359535.94">
            <text:p>4359535,9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69613468.26">
            <text:p>469613468,26</text:p>
          </table:table-cell>
          <table:table-cell office:value-type="float" office:value="1574517.1">
            <text:p>1574517,1</text:p>
          </table:table-cell>
          <table:table-cell office:value-type="float" office:value="4459289.08">
            <text:p>4459289,0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23531882.84">
            <text:p>523531882,84</text:p>
          </table:table-cell>
          <table:table-cell office:value-type="float" office:value="1738184.72">
            <text:p>1738184,72</text:p>
          </table:table-cell>
          <table:table-cell office:value-type="float" office:value="4630140.18">
            <text:p>4630140,1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68220654.16">
            <text:p>468220654,16</text:p>
          </table:table-cell>
          <table:table-cell office:value-type="float" office:value="1772340.36">
            <text:p>1772340,36</text:p>
          </table:table-cell>
          <table:table-cell office:value-type="float" office:value="4885165.54">
            <text:p>4885165,54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75999052.78">
            <text:p>575999052,78</text:p>
          </table:table-cell>
          <table:table-cell office:value-type="float" office:value="1753897.28">
            <text:p>1753897,28</text:p>
          </table:table-cell>
          <table:table-cell office:value-type="float" office:value="4985845.3">
            <text:p>4985845,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80501276.84">
            <text:p>580501276,84</text:p>
          </table:table-cell>
          <table:table-cell office:value-type="float" office:value="1834544.2">
            <text:p>1834544,2</text:p>
          </table:table-cell>
          <table:table-cell office:value-type="float" office:value="5324909.7">
            <text:p>5324909,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78224124.18">
            <text:p>478224124,18</text:p>
          </table:table-cell>
          <table:table-cell office:value-type="float" office:value="1866672.28">
            <text:p>1866672,28</text:p>
          </table:table-cell>
          <table:table-cell office:value-type="float" office:value="5536145.56">
            <text:p>5536145,5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57988654.28">
            <text:p>457988654,28</text:p>
          </table:table-cell>
          <table:table-cell office:value-type="float" office:value="2011453.7">
            <text:p>2011453,7</text:p>
          </table:table-cell>
          <table:table-cell office:value-type="float" office:value="5644912.54">
            <text:p>5644912,5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42534545.44">
            <text:p>442534545,44</text:p>
          </table:table-cell>
          <table:table-cell office:value-type="float" office:value="2014074.84">
            <text:p>2014074,84</text:p>
          </table:table-cell>
          <table:table-cell office:value-type="float" office:value="5995228.48">
            <text:p>5995228,4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85354361.68">
            <text:p>485354361,68</text:p>
          </table:table-cell>
          <table:table-cell office:value-type="float" office:value="2056612.64">
            <text:p>2056612,64</text:p>
          </table:table-cell>
          <table:table-cell office:value-type="float" office:value="6503461.8">
            <text:p>6503461,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40504961.52">
            <text:p>540504961,52</text:p>
          </table:table-cell>
          <table:table-cell office:value-type="float" office:value="2153323.62">
            <text:p>2153323,62</text:p>
          </table:table-cell>
          <table:table-cell office:value-type="float" office:value="7560285.74">
            <text:p>7560285,7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14130029.54">
            <text:p>614130029,54</text:p>
          </table:table-cell>
          <table:table-cell office:value-type="float" office:value="2216011.42">
            <text:p>2216011,42</text:p>
          </table:table-cell>
          <table:table-cell office:value-type="float" office:value="7172242.78">
            <text:p>7172242,78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27976004.64">
            <text:p>527976004,64</text:p>
          </table:table-cell>
          <table:table-cell office:value-type="float" office:value="2223907.98">
            <text:p>2223907,98</text:p>
          </table:table-cell>
          <table:table-cell office:value-type="float" office:value="6768749.66">
            <text:p>6768749,6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54574819">
            <text:p>454574819</text:p>
          </table:table-cell>
          <table:table-cell office:value-type="float" office:value="2275365.66">
            <text:p>2275365,66</text:p>
          </table:table-cell>
          <table:table-cell office:value-type="float" office:value="7003456.28">
            <text:p>7003456,2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5117714.62">
            <text:p>415117714,62</text:p>
          </table:table-cell>
          <table:table-cell office:value-type="float" office:value="2377080.24">
            <text:p>2377080,24</text:p>
          </table:table-cell>
          <table:table-cell office:value-type="float" office:value="7292297.16">
            <text:p>7292297,1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29632294.46">
            <text:p>429632294,46</text:p>
          </table:table-cell>
          <table:table-cell office:value-type="float" office:value="2442658.58">
            <text:p>2442658,58</text:p>
          </table:table-cell>
          <table:table-cell office:value-type="float" office:value="7733767.38">
            <text:p>7733767,3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48777824.62">
            <text:p>548777824,62</text:p>
          </table:table-cell>
          <table:table-cell office:value-type="float" office:value="2409065.18">
            <text:p>2409065,18</text:p>
          </table:table-cell>
          <table:table-cell office:value-type="float" office:value="8429773.16">
            <text:p>8429773,1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11080999.84">
            <text:p>611080999,84</text:p>
          </table:table-cell>
          <table:table-cell office:value-type="float" office:value="2514294.96">
            <text:p>2514294,96</text:p>
          </table:table-cell>
          <table:table-cell office:value-type="float" office:value="8170306.44">
            <text:p>8170306,4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99361172.64">
            <text:p>399361172,64</text:p>
          </table:table-cell>
          <table:table-cell office:value-type="float" office:value="2572940.18">
            <text:p>2572940,18</text:p>
          </table:table-cell>
          <table:table-cell office:value-type="float" office:value="8647122.48">
            <text:p>8647122,4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52869884.62">
            <text:p>452869884,62</text:p>
          </table:table-cell>
          <table:table-cell office:value-type="float" office:value="2706203.64">
            <text:p>2706203,64</text:p>
          </table:table-cell>
          <table:table-cell office:value-type="float" office:value="8726399.84">
            <text:p>8726399,84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41339637.46">
            <text:p>541339637,46</text:p>
          </table:table-cell>
          <table:table-cell office:value-type="float" office:value="2884508.56">
            <text:p>2884508,56</text:p>
          </table:table-cell>
          <table:table-cell office:value-type="float" office:value="9194058.96">
            <text:p>9194058,9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64604472.58">
            <text:p>564604472,58</text:p>
          </table:table-cell>
          <table:table-cell office:value-type="float" office:value="2911400.04">
            <text:p>2911400,04</text:p>
          </table:table-cell>
          <table:table-cell office:value-type="float" office:value="10054742.34">
            <text:p>10054742,3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61868440.96">
            <text:p>461868440,96</text:p>
          </table:table-cell>
          <table:table-cell office:value-type="float" office:value="2914003.74">
            <text:p>2914003,74</text:p>
          </table:table-cell>
          <table:table-cell office:value-type="float" office:value="10210865.02">
            <text:p>10210865,02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91477062.42">
            <text:p>491477062,42</text:p>
          </table:table-cell>
          <table:table-cell office:value-type="float" office:value="3017418.86">
            <text:p>3017418,86</text:p>
          </table:table-cell>
          <table:table-cell office:value-type="float" office:value="10820996.78">
            <text:p>10820996,7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5400450.12">
            <text:p>505400450,12</text:p>
          </table:table-cell>
          <table:table-cell office:value-type="float" office:value="3174518.02">
            <text:p>3174518,02</text:p>
          </table:table-cell>
          <table:table-cell office:value-type="float" office:value="10625850.24">
            <text:p>10625850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20:02:36.39</meta:creation-date>
    <dc:date>2013-07-21T20:10:20.78</dc:date>
    <meta:editing-duration>P0D</meta:editing-duration>
    <meta:editing-cycles>1</meta:editing-cycles>
    <meta:document-statistic meta:table-count="1" meta:cell-count="388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>
        <chart:symbol-image xlink:href="Pictures/2000000E000000DD000000DD3BB5FCBB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cm" chart:symbol-height="0.2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cm" chart:symbol-height="0.2cm">
        <chart:symbol-image xlink:href="Pictures/2000000E000000DD000000DDB37D134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33cm" svg:height="12.48cm" xlink:href=".." xlink:type="simple" chart:class="chart:line" chart:style-name="ch1">
        <chart:title svg:x="9.187cm" svg:y="0.385cm" chart:style-name="ch2">
          <text:p>Costo Temporal Grafo Web</text:p>
        </chart:title>
        <chart:subtitle svg:x="10.536cm" svg:y="1.413cm" chart:style-name="ch3">
          <text:p>50 repeticiones</text:p>
        </chart:subtitle>
        <chart:legend chart:legend-position="end" svg:x="21.993cm" svg:y="5.404cm" style:legend-expansion="high" chart:style-name="ch4"/>
        <chart:plot-area chart:style-name="ch5" table:cell-range-address="Hoja1.A1:Hoja1.D97" chart:data-source-has-labels="both" svg:x="1.514cm" svg:y="2.594cm" svg:width="19.527cm" svg:height="8.629cm">
          <chartooo:coordinate-region svg:x="3.617cm" svg:y="2.807cm" svg:width="17.394cm" svg:height="7.37cm"/>
          <chart:axis chart:dimension="x" chart:name="primary-x" chart:style-name="ch6" chartooo:axis-type="auto">
            <chartooo:date-scale/>
            <chart:title svg:x="10.73cm" svg:y="11.473cm" chart:style-name="ch7">
              <text:p>Nodos</text:p>
            </chart:title>
            <chart:categories table:cell-range-address="Hoja1.A2:Hoja1.A97"/>
          </chart:axis>
          <chart:axis chart:dimension="y" chart:name="primary-y" chart:style-name="ch8">
            <chart:title svg:x="0.451cm" svg:y="7.508cm" chart:style-name="ch9">
              <text:p>NSegs.</text:p>
            </chart:title>
            <chart:grid chart:style-name="ch10" chart:class="major"/>
          </chart:axis>
          <chart:series chart:style-name="ch11" chart:values-cell-range-address="Hoja1.B2:Hoja1.B97" chart:label-cell-address="Hoja1.B1:Hoja1.B1" chart:class="chart:line">
            <chart:data-point chart:repeated="96"/>
          </chart:series>
          <chart:series chart:style-name="ch12" chart:values-cell-range-address="Hoja1.C2:Hoja1.C97" chart:label-cell-address="Hoja1.C1:Hoja1.C1" chart:class="chart:line">
            <chart:data-point chart:repeated="96"/>
          </chart:series>
          <chart:series chart:style-name="ch13" chart:values-cell-range-address="Hoja1.D2:Hoja1.D97" chart:label-cell-address="Hoja1.D1:Hoja1.D1" chart:class="chart:line">
            <chart:data-point chart:repeated="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</text:p>
                <draw:g>
                  <svg:desc>Hoja1.B1:Hoja1.B1</svg:desc>
                </draw:g>
              </table:table-cell>
              <table:table-cell office:value-type="string">
                <text:p>Goloso</text:p>
                <draw:g>
                  <svg:desc>Hoja1.C1:Hoja1.C1</svg:desc>
                </draw:g>
              </table:table-cell>
              <table:table-cell office:value-type="string">
                <text:p>BLocal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A2:Hoja1.A97</svg:desc>
                </draw:g>
              </table:table-cell>
              <table:table-cell office:value-type="float" office:value="171808">
                <text:p>171808</text:p>
                <draw:g>
                  <svg:desc>Hoja1.B2:Hoja1.B97</svg:desc>
                </draw:g>
              </table:table-cell>
              <table:table-cell office:value-type="float" office:value="15558.26">
                <text:p>15558.26</text:p>
                <draw:g>
                  <svg:desc>Hoja1.C2:Hoja1.C97</svg:desc>
                </draw:g>
              </table:table-cell>
              <table:table-cell office:value-type="float" office:value="31106.56">
                <text:p>31106.56</text:p>
                <draw:g>
                  <svg:desc>Hoja1.D2:Hoja1.D9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76226.9">
                <text:p>376226.9</text:p>
              </table:table-cell>
              <table:table-cell office:value-type="float" office:value="16211.36">
                <text:p>16211.36</text:p>
              </table:table-cell>
              <table:table-cell office:value-type="float" office:value="21641.72">
                <text:p>21641.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17341.92">
                <text:p>617341.92</text:p>
              </table:table-cell>
              <table:table-cell office:value-type="float" office:value="20574.7">
                <text:p>20574.7</text:p>
              </table:table-cell>
              <table:table-cell office:value-type="float" office:value="22411.18">
                <text:p>22411.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30208.44">
                <text:p>1130208.44</text:p>
              </table:table-cell>
              <table:table-cell office:value-type="float" office:value="23953.4">
                <text:p>23953.4</text:p>
              </table:table-cell>
              <table:table-cell office:value-type="float" office:value="30180.38">
                <text:p>30180.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55516.94">
                <text:p>1855516.94</text:p>
              </table:table-cell>
              <table:table-cell office:value-type="float" office:value="22350.28">
                <text:p>22350.28</text:p>
              </table:table-cell>
              <table:table-cell office:value-type="float" office:value="37033.54">
                <text:p>37033.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0043.92">
                <text:p>2160043.92</text:p>
              </table:table-cell>
              <table:table-cell office:value-type="float" office:value="28125.44">
                <text:p>28125.44</text:p>
              </table:table-cell>
              <table:table-cell office:value-type="float" office:value="34476.08">
                <text:p>34476.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646306.88">
                <text:p>3646306.88</text:p>
              </table:table-cell>
              <table:table-cell office:value-type="float" office:value="39173.72">
                <text:p>39173.72</text:p>
              </table:table-cell>
              <table:table-cell office:value-type="float" office:value="40439.66">
                <text:p>40439.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400499.7">
                <text:p>4400499.7</text:p>
              </table:table-cell>
              <table:table-cell office:value-type="float" office:value="41458.8">
                <text:p>41458.8</text:p>
              </table:table-cell>
              <table:table-cell office:value-type="float" office:value="45738.74">
                <text:p>45738.7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461916.36">
                <text:p>5461916.36</text:p>
              </table:table-cell>
              <table:table-cell office:value-type="float" office:value="44118.52">
                <text:p>44118.52</text:p>
              </table:table-cell>
              <table:table-cell office:value-type="float" office:value="52706.78">
                <text:p>52706.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293608.14">
                <text:p>7293608.14</text:p>
              </table:table-cell>
              <table:table-cell office:value-type="float" office:value="47704.72">
                <text:p>47704.72</text:p>
              </table:table-cell>
              <table:table-cell office:value-type="float" office:value="75676.42">
                <text:p>75676.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774478.24">
                <text:p>9774478.24</text:p>
              </table:table-cell>
              <table:table-cell office:value-type="float" office:value="53958.64">
                <text:p>53958.64</text:p>
              </table:table-cell>
              <table:table-cell office:value-type="float" office:value="68202.94">
                <text:p>68202.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588851">
                <text:p>13588851</text:p>
              </table:table-cell>
              <table:table-cell office:value-type="float" office:value="60463.66">
                <text:p>60463.66</text:p>
              </table:table-cell>
              <table:table-cell office:value-type="float" office:value="76358.94">
                <text:p>76358.9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585135.1">
                <text:p>15585135.1</text:p>
              </table:table-cell>
              <table:table-cell office:value-type="float" office:value="64215.64">
                <text:p>64215.64</text:p>
              </table:table-cell>
              <table:table-cell office:value-type="float" office:value="89120.24">
                <text:p>89120.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975777.4">
                <text:p>18975777.4</text:p>
              </table:table-cell>
              <table:table-cell office:value-type="float" office:value="73940.12">
                <text:p>73940.12</text:p>
              </table:table-cell>
              <table:table-cell office:value-type="float" office:value="114380.02">
                <text:p>114380.0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121844.04">
                <text:p>22121844.04</text:p>
              </table:table-cell>
              <table:table-cell office:value-type="float" office:value="80885.82">
                <text:p>80885.82</text:p>
              </table:table-cell>
              <table:table-cell office:value-type="float" office:value="116512.38">
                <text:p>116512.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134150.42">
                <text:p>26134150.42</text:p>
              </table:table-cell>
              <table:table-cell office:value-type="float" office:value="89123.7">
                <text:p>89123.7</text:p>
              </table:table-cell>
              <table:table-cell office:value-type="float" office:value="116592.68">
                <text:p>116592.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604596.86">
                <text:p>29604596.86</text:p>
              </table:table-cell>
              <table:table-cell office:value-type="float" office:value="96039.42">
                <text:p>96039.42</text:p>
              </table:table-cell>
              <table:table-cell office:value-type="float" office:value="131448.28">
                <text:p>131448.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5680586.78">
                <text:p>35680586.78</text:p>
              </table:table-cell>
              <table:table-cell office:value-type="float" office:value="104986.54">
                <text:p>104986.54</text:p>
              </table:table-cell>
              <table:table-cell office:value-type="float" office:value="159808">
                <text:p>1598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3716792.78">
                <text:p>43716792.78</text:p>
              </table:table-cell>
              <table:table-cell office:value-type="float" office:value="129006.96">
                <text:p>129006.96</text:p>
              </table:table-cell>
              <table:table-cell office:value-type="float" office:value="155419.34">
                <text:p>155419.3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3637695.06">
                <text:p>53637695.06</text:p>
              </table:table-cell>
              <table:table-cell office:value-type="float" office:value="127900.68">
                <text:p>127900.68</text:p>
              </table:table-cell>
              <table:table-cell office:value-type="float" office:value="183509.52">
                <text:p>183509.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6064551.08">
                <text:p>56064551.08</text:p>
              </table:table-cell>
              <table:table-cell office:value-type="float" office:value="143469.58">
                <text:p>143469.58</text:p>
              </table:table-cell>
              <table:table-cell office:value-type="float" office:value="181263.88">
                <text:p>181263.8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4208915.36">
                <text:p>64208915.36</text:p>
              </table:table-cell>
              <table:table-cell office:value-type="float" office:value="152365.44">
                <text:p>152365.44</text:p>
              </table:table-cell>
              <table:table-cell office:value-type="float" office:value="196850.56">
                <text:p>196850.5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5793791.58">
                <text:p>75793791.58</text:p>
              </table:table-cell>
              <table:table-cell office:value-type="float" office:value="161966.98">
                <text:p>161966.98</text:p>
              </table:table-cell>
              <table:table-cell office:value-type="float" office:value="216209.9">
                <text:p>216209.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9232846.34">
                <text:p>79232846.34</text:p>
              </table:table-cell>
              <table:table-cell office:value-type="float" office:value="165858.82">
                <text:p>165858.82</text:p>
              </table:table-cell>
              <table:table-cell office:value-type="float" office:value="238950.88">
                <text:p>238950.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8806053.46">
                <text:p>98806053.46</text:p>
              </table:table-cell>
              <table:table-cell office:value-type="float" office:value="177300.7">
                <text:p>177300.7</text:p>
              </table:table-cell>
              <table:table-cell office:value-type="float" office:value="265282.84">
                <text:p>265282.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661901.44">
                <text:p>104661901.44</text:p>
              </table:table-cell>
              <table:table-cell office:value-type="float" office:value="200488.88">
                <text:p>200488.88</text:p>
              </table:table-cell>
              <table:table-cell office:value-type="float" office:value="271468.24">
                <text:p>271468.2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1019516.56">
                <text:p>121019516.56</text:p>
              </table:table-cell>
              <table:table-cell office:value-type="float" office:value="206595.74">
                <text:p>206595.74</text:p>
              </table:table-cell>
              <table:table-cell office:value-type="float" office:value="287566.82">
                <text:p>287566.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9746826">
                <text:p>139746826</text:p>
              </table:table-cell>
              <table:table-cell office:value-type="float" office:value="218601.16">
                <text:p>218601.16</text:p>
              </table:table-cell>
              <table:table-cell office:value-type="float" office:value="319719.14">
                <text:p>319719.1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6173920.02">
                <text:p>146173920.02</text:p>
              </table:table-cell>
              <table:table-cell office:value-type="float" office:value="232264.02">
                <text:p>232264.02</text:p>
              </table:table-cell>
              <table:table-cell office:value-type="float" office:value="377806.24">
                <text:p>377806.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68994950.14">
                <text:p>168994950.14</text:p>
              </table:table-cell>
              <table:table-cell office:value-type="float" office:value="249613.46">
                <text:p>249613.46</text:p>
              </table:table-cell>
              <table:table-cell office:value-type="float" office:value="372131.84">
                <text:p>372131.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0960859.54">
                <text:p>180960859.54</text:p>
              </table:table-cell>
              <table:table-cell office:value-type="float" office:value="261704.02">
                <text:p>261704.02</text:p>
              </table:table-cell>
              <table:table-cell office:value-type="float" office:value="417973.08">
                <text:p>417973.0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9839241.58">
                <text:p>209839241.58</text:p>
              </table:table-cell>
              <table:table-cell office:value-type="float" office:value="272578.4">
                <text:p>272578.4</text:p>
              </table:table-cell>
              <table:table-cell office:value-type="float" office:value="430643.34">
                <text:p>430643.3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30192106.8">
                <text:p>230192106.8</text:p>
              </table:table-cell>
              <table:table-cell office:value-type="float" office:value="301208.9">
                <text:p>301208.9</text:p>
              </table:table-cell>
              <table:table-cell office:value-type="float" office:value="498987.96">
                <text:p>498987.9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50382121.3">
                <text:p>250382121.3</text:p>
              </table:table-cell>
              <table:table-cell office:value-type="float" office:value="330603.62">
                <text:p>330603.62</text:p>
              </table:table-cell>
              <table:table-cell office:value-type="float" office:value="499198.92">
                <text:p>499198.9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85846342.16">
                <text:p>285846342.16</text:p>
              </table:table-cell>
              <table:table-cell office:value-type="float" office:value="329498.88">
                <text:p>329498.88</text:p>
              </table:table-cell>
              <table:table-cell office:value-type="float" office:value="522886.84">
                <text:p>522886.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4367285.24">
                <text:p>284367285.24</text:p>
              </table:table-cell>
              <table:table-cell office:value-type="float" office:value="362529.88">
                <text:p>362529.88</text:p>
              </table:table-cell>
              <table:table-cell office:value-type="float" office:value="620300.58">
                <text:p>620300.5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19005032.64">
                <text:p>319005032.64</text:p>
              </table:table-cell>
              <table:table-cell office:value-type="float" office:value="374922.48">
                <text:p>374922.48</text:p>
              </table:table-cell>
              <table:table-cell office:value-type="float" office:value="592249.18">
                <text:p>592249.1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57792538.02">
                <text:p>357792538.02</text:p>
              </table:table-cell>
              <table:table-cell office:value-type="float" office:value="381604.08">
                <text:p>381604.08</text:p>
              </table:table-cell>
              <table:table-cell office:value-type="float" office:value="649506.56">
                <text:p>649506.5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69718546.52">
                <text:p>369718546.52</text:p>
              </table:table-cell>
              <table:table-cell office:value-type="float" office:value="432605.48">
                <text:p>432605.48</text:p>
              </table:table-cell>
              <table:table-cell office:value-type="float" office:value="713099.82">
                <text:p>713099.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7188965.4">
                <text:p>407188965.4</text:p>
              </table:table-cell>
              <table:table-cell office:value-type="float" office:value="445914.98">
                <text:p>445914.98</text:p>
              </table:table-cell>
              <table:table-cell office:value-type="float" office:value="809910.76">
                <text:p>809910.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75454809.28">
                <text:p>475454809.28</text:p>
              </table:table-cell>
              <table:table-cell office:value-type="float" office:value="481928.78">
                <text:p>481928.78</text:p>
              </table:table-cell>
              <table:table-cell office:value-type="float" office:value="850361.6">
                <text:p>850361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96950188.6">
                <text:p>496950188.6</text:p>
              </table:table-cell>
              <table:table-cell office:value-type="float" office:value="503466.74">
                <text:p>503466.74</text:p>
              </table:table-cell>
              <table:table-cell office:value-type="float" office:value="951558.46">
                <text:p>951558.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98572515.66">
                <text:p>498572515.66</text:p>
              </table:table-cell>
              <table:table-cell office:value-type="float" office:value="524166.34">
                <text:p>524166.34</text:p>
              </table:table-cell>
              <table:table-cell office:value-type="float" office:value="920864.08">
                <text:p>920864.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71163488.96">
                <text:p>571163488.96</text:p>
              </table:table-cell>
              <table:table-cell office:value-type="float" office:value="580045.34">
                <text:p>580045.34</text:p>
              </table:table-cell>
              <table:table-cell office:value-type="float" office:value="972916.66">
                <text:p>972916.6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80323272.02">
                <text:p>680323272.02</text:p>
              </table:table-cell>
              <table:table-cell office:value-type="float" office:value="590443.3">
                <text:p>590443.3</text:p>
              </table:table-cell>
              <table:table-cell office:value-type="float" office:value="1082056.12">
                <text:p>1082056.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3630906.18">
                <text:p>683630906.18</text:p>
              </table:table-cell>
              <table:table-cell office:value-type="float" office:value="623031.2">
                <text:p>623031.2</text:p>
              </table:table-cell>
              <table:table-cell office:value-type="float" office:value="1123379.3">
                <text:p>1123379.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41317228.44">
                <text:p>441317228.44</text:p>
              </table:table-cell>
              <table:table-cell office:value-type="float" office:value="636250.24">
                <text:p>636250.24</text:p>
              </table:table-cell>
              <table:table-cell office:value-type="float" office:value="1253327.04">
                <text:p>1253327.0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85876584.18">
                <text:p>485876584.18</text:p>
              </table:table-cell>
              <table:table-cell office:value-type="float" office:value="669153.88">
                <text:p>669153.88</text:p>
              </table:table-cell>
              <table:table-cell office:value-type="float" office:value="1282078.84">
                <text:p>1282078.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02279185.74">
                <text:p>502279185.74</text:p>
              </table:table-cell>
              <table:table-cell office:value-type="float" office:value="752514.34">
                <text:p>752514.34</text:p>
              </table:table-cell>
              <table:table-cell office:value-type="float" office:value="1345267.06">
                <text:p>1345267.0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24650192.88">
                <text:p>524650192.88</text:p>
              </table:table-cell>
              <table:table-cell office:value-type="float" office:value="712587.26">
                <text:p>712587.26</text:p>
              </table:table-cell>
              <table:table-cell office:value-type="float" office:value="1480138.92">
                <text:p>1480138.9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80602509.72">
                <text:p>580602509.72</text:p>
              </table:table-cell>
              <table:table-cell office:value-type="float" office:value="776080.14">
                <text:p>776080.14</text:p>
              </table:table-cell>
              <table:table-cell office:value-type="float" office:value="1457501.5">
                <text:p>1457501.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79297780.84">
                <text:p>579297780.84</text:p>
              </table:table-cell>
              <table:table-cell office:value-type="float" office:value="785255.8">
                <text:p>785255.8</text:p>
              </table:table-cell>
              <table:table-cell office:value-type="float" office:value="1574188.3">
                <text:p>1574188.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38458390.38">
                <text:p>638458390.38</text:p>
              </table:table-cell>
              <table:table-cell office:value-type="float" office:value="827926.84">
                <text:p>827926.84</text:p>
              </table:table-cell>
              <table:table-cell office:value-type="float" office:value="1768811.8">
                <text:p>1768811.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49362646.64">
                <text:p>649362646.64</text:p>
              </table:table-cell>
              <table:table-cell office:value-type="float" office:value="872678.7">
                <text:p>872678.7</text:p>
              </table:table-cell>
              <table:table-cell office:value-type="float" office:value="1838629.04">
                <text:p>1838629.0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724455919.92">
                <text:p>724455919.92</text:p>
              </table:table-cell>
              <table:table-cell office:value-type="float" office:value="927026.32">
                <text:p>927026.32</text:p>
              </table:table-cell>
              <table:table-cell office:value-type="float" office:value="1959700.82">
                <text:p>1959700.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15568083.38">
                <text:p>715568083.38</text:p>
              </table:table-cell>
              <table:table-cell office:value-type="float" office:value="943635.1">
                <text:p>943635.1</text:p>
              </table:table-cell>
              <table:table-cell office:value-type="float" office:value="2000184.38">
                <text:p>2000184.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53337681.72">
                <text:p>553337681.72</text:p>
              </table:table-cell>
              <table:table-cell office:value-type="float" office:value="1056118.96">
                <text:p>1056118.96</text:p>
              </table:table-cell>
              <table:table-cell office:value-type="float" office:value="2093105.74">
                <text:p>2093105.7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15005331.36">
                <text:p>515005331.36</text:p>
              </table:table-cell>
              <table:table-cell office:value-type="float" office:value="1019678.86">
                <text:p>1019678.86</text:p>
              </table:table-cell>
              <table:table-cell office:value-type="float" office:value="2241928.54">
                <text:p>2241928.5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86576698.26">
                <text:p>486576698.26</text:p>
              </table:table-cell>
              <table:table-cell office:value-type="float" office:value="1053753.28">
                <text:p>1053753.28</text:p>
              </table:table-cell>
              <table:table-cell office:value-type="float" office:value="2304213.1">
                <text:p>2304213.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91487044.2">
                <text:p>491487044.2</text:p>
              </table:table-cell>
              <table:table-cell office:value-type="float" office:value="1085526.76">
                <text:p>1085526.76</text:p>
              </table:table-cell>
              <table:table-cell office:value-type="float" office:value="2591156.26">
                <text:p>2591156.2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50992403.72">
                <text:p>450992403.72</text:p>
              </table:table-cell>
              <table:table-cell office:value-type="float" office:value="1272220.3">
                <text:p>1272220.3</text:p>
              </table:table-cell>
              <table:table-cell office:value-type="float" office:value="2620795.62">
                <text:p>2620795.6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77771741.04">
                <text:p>477771741.04</text:p>
              </table:table-cell>
              <table:table-cell office:value-type="float" office:value="1230384.48">
                <text:p>1230384.48</text:p>
              </table:table-cell>
              <table:table-cell office:value-type="float" office:value="2736712.56">
                <text:p>2736712.5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72781321.32">
                <text:p>572781321.32</text:p>
              </table:table-cell>
              <table:table-cell office:value-type="float" office:value="1241557.02">
                <text:p>1241557.02</text:p>
              </table:table-cell>
              <table:table-cell office:value-type="float" office:value="2805156.48">
                <text:p>2805156.4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19117329.78">
                <text:p>619117329.78</text:p>
              </table:table-cell>
              <table:table-cell office:value-type="float" office:value="1294378.8">
                <text:p>1294378.8</text:p>
              </table:table-cell>
              <table:table-cell office:value-type="float" office:value="2996979.82">
                <text:p>2996979.8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46800274.92">
                <text:p>546800274.92</text:p>
              </table:table-cell>
              <table:table-cell office:value-type="float" office:value="1223676.7">
                <text:p>1223676.7</text:p>
              </table:table-cell>
              <table:table-cell office:value-type="float" office:value="3017655.34">
                <text:p>3017655.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9611407.34">
                <text:p>509611407.34</text:p>
              </table:table-cell>
              <table:table-cell office:value-type="float" office:value="1264552.6">
                <text:p>1264552.6</text:p>
              </table:table-cell>
              <table:table-cell office:value-type="float" office:value="3282549.46">
                <text:p>3282549.4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51725555.6">
                <text:p>551725555.6</text:p>
              </table:table-cell>
              <table:table-cell office:value-type="float" office:value="1447868.78">
                <text:p>1447868.78</text:p>
              </table:table-cell>
              <table:table-cell office:value-type="float" office:value="3426975.8">
                <text:p>3426975.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13029906.34">
                <text:p>513029906.34</text:p>
              </table:table-cell>
              <table:table-cell office:value-type="float" office:value="1396738.46">
                <text:p>1396738.46</text:p>
              </table:table-cell>
              <table:table-cell office:value-type="float" office:value="3599952.7">
                <text:p>3599952.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06190713.66">
                <text:p>506190713.66</text:p>
              </table:table-cell>
              <table:table-cell office:value-type="float" office:value="1425130.98">
                <text:p>1425130.98</text:p>
              </table:table-cell>
              <table:table-cell office:value-type="float" office:value="3747489.76">
                <text:p>3747489.7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111089.58">
                <text:p>324111089.58</text:p>
              </table:table-cell>
              <table:table-cell office:value-type="float" office:value="1566289.72">
                <text:p>1566289.72</text:p>
              </table:table-cell>
              <table:table-cell office:value-type="float" office:value="3843785.88">
                <text:p>3843785.8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30690021.82">
                <text:p>330690021.82</text:p>
              </table:table-cell>
              <table:table-cell office:value-type="float" office:value="1565840.16">
                <text:p>1565840.16</text:p>
              </table:table-cell>
              <table:table-cell office:value-type="float" office:value="4004030.26">
                <text:p>4004030.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82106358.62">
                <text:p>382106358.62</text:p>
              </table:table-cell>
              <table:table-cell office:value-type="float" office:value="1544062.9">
                <text:p>1544062.9</text:p>
              </table:table-cell>
              <table:table-cell office:value-type="float" office:value="4359535.94">
                <text:p>4359535.9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69613468.26">
                <text:p>469613468.26</text:p>
              </table:table-cell>
              <table:table-cell office:value-type="float" office:value="1574517.1">
                <text:p>1574517.1</text:p>
              </table:table-cell>
              <table:table-cell office:value-type="float" office:value="4459289.08">
                <text:p>4459289.0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23531882.84">
                <text:p>523531882.84</text:p>
              </table:table-cell>
              <table:table-cell office:value-type="float" office:value="1738184.72">
                <text:p>1738184.72</text:p>
              </table:table-cell>
              <table:table-cell office:value-type="float" office:value="4630140.18">
                <text:p>4630140.1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68220654.16">
                <text:p>468220654.16</text:p>
              </table:table-cell>
              <table:table-cell office:value-type="float" office:value="1772340.36">
                <text:p>1772340.36</text:p>
              </table:table-cell>
              <table:table-cell office:value-type="float" office:value="4885165.54">
                <text:p>4885165.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5999052.78">
                <text:p>575999052.78</text:p>
              </table:table-cell>
              <table:table-cell office:value-type="float" office:value="1753897.28">
                <text:p>1753897.28</text:p>
              </table:table-cell>
              <table:table-cell office:value-type="float" office:value="4985845.3">
                <text:p>4985845.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80501276.84">
                <text:p>580501276.84</text:p>
              </table:table-cell>
              <table:table-cell office:value-type="float" office:value="1834544.2">
                <text:p>1834544.2</text:p>
              </table:table-cell>
              <table:table-cell office:value-type="float" office:value="5324909.7">
                <text:p>5324909.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78224124.18">
                <text:p>478224124.18</text:p>
              </table:table-cell>
              <table:table-cell office:value-type="float" office:value="1866672.28">
                <text:p>1866672.28</text:p>
              </table:table-cell>
              <table:table-cell office:value-type="float" office:value="5536145.56">
                <text:p>5536145.5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57988654.28">
                <text:p>457988654.28</text:p>
              </table:table-cell>
              <table:table-cell office:value-type="float" office:value="2011453.7">
                <text:p>2011453.7</text:p>
              </table:table-cell>
              <table:table-cell office:value-type="float" office:value="5644912.54">
                <text:p>5644912.5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42534545.44">
                <text:p>442534545.44</text:p>
              </table:table-cell>
              <table:table-cell office:value-type="float" office:value="2014074.84">
                <text:p>2014074.84</text:p>
              </table:table-cell>
              <table:table-cell office:value-type="float" office:value="5995228.48">
                <text:p>5995228.4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85354361.68">
                <text:p>485354361.68</text:p>
              </table:table-cell>
              <table:table-cell office:value-type="float" office:value="2056612.64">
                <text:p>2056612.64</text:p>
              </table:table-cell>
              <table:table-cell office:value-type="float" office:value="6503461.8">
                <text:p>6503461.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40504961.52">
                <text:p>540504961.52</text:p>
              </table:table-cell>
              <table:table-cell office:value-type="float" office:value="2153323.62">
                <text:p>2153323.62</text:p>
              </table:table-cell>
              <table:table-cell office:value-type="float" office:value="7560285.74">
                <text:p>7560285.7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614130029.54">
                <text:p>614130029.54</text:p>
              </table:table-cell>
              <table:table-cell office:value-type="float" office:value="2216011.42">
                <text:p>2216011.42</text:p>
              </table:table-cell>
              <table:table-cell office:value-type="float" office:value="7172242.78">
                <text:p>7172242.7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27976004.64">
                <text:p>527976004.64</text:p>
              </table:table-cell>
              <table:table-cell office:value-type="float" office:value="2223907.98">
                <text:p>2223907.98</text:p>
              </table:table-cell>
              <table:table-cell office:value-type="float" office:value="6768749.66">
                <text:p>6768749.6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54574819">
                <text:p>454574819</text:p>
              </table:table-cell>
              <table:table-cell office:value-type="float" office:value="2275365.66">
                <text:p>2275365.66</text:p>
              </table:table-cell>
              <table:table-cell office:value-type="float" office:value="7003456.28">
                <text:p>7003456.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15117714.62">
                <text:p>415117714.62</text:p>
              </table:table-cell>
              <table:table-cell office:value-type="float" office:value="2377080.24">
                <text:p>2377080.24</text:p>
              </table:table-cell>
              <table:table-cell office:value-type="float" office:value="7292297.16">
                <text:p>7292297.1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29632294.46">
                <text:p>429632294.46</text:p>
              </table:table-cell>
              <table:table-cell office:value-type="float" office:value="2442658.58">
                <text:p>2442658.58</text:p>
              </table:table-cell>
              <table:table-cell office:value-type="float" office:value="7733767.38">
                <text:p>7733767.3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548777824.62">
                <text:p>548777824.62</text:p>
              </table:table-cell>
              <table:table-cell office:value-type="float" office:value="2409065.18">
                <text:p>2409065.18</text:p>
              </table:table-cell>
              <table:table-cell office:value-type="float" office:value="8429773.16">
                <text:p>8429773.1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11080999.84">
                <text:p>611080999.84</text:p>
              </table:table-cell>
              <table:table-cell office:value-type="float" office:value="2514294.96">
                <text:p>2514294.96</text:p>
              </table:table-cell>
              <table:table-cell office:value-type="float" office:value="8170306.44">
                <text:p>8170306.4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99361172.64">
                <text:p>399361172.64</text:p>
              </table:table-cell>
              <table:table-cell office:value-type="float" office:value="2572940.18">
                <text:p>2572940.18</text:p>
              </table:table-cell>
              <table:table-cell office:value-type="float" office:value="8647122.48">
                <text:p>8647122.4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52869884.62">
                <text:p>452869884.62</text:p>
              </table:table-cell>
              <table:table-cell office:value-type="float" office:value="2706203.64">
                <text:p>2706203.64</text:p>
              </table:table-cell>
              <table:table-cell office:value-type="float" office:value="8726399.84">
                <text:p>8726399.8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41339637.46">
                <text:p>541339637.46</text:p>
              </table:table-cell>
              <table:table-cell office:value-type="float" office:value="2884508.56">
                <text:p>2884508.56</text:p>
              </table:table-cell>
              <table:table-cell office:value-type="float" office:value="9194058.96">
                <text:p>9194058.9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64604472.58">
                <text:p>564604472.58</text:p>
              </table:table-cell>
              <table:table-cell office:value-type="float" office:value="2911400.04">
                <text:p>2911400.04</text:p>
              </table:table-cell>
              <table:table-cell office:value-type="float" office:value="10054742.34">
                <text:p>10054742.3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61868440.96">
                <text:p>461868440.96</text:p>
              </table:table-cell>
              <table:table-cell office:value-type="float" office:value="2914003.74">
                <text:p>2914003.74</text:p>
              </table:table-cell>
              <table:table-cell office:value-type="float" office:value="10210865.02">
                <text:p>10210865.0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91477062.42">
                <text:p>491477062.42</text:p>
              </table:table-cell>
              <table:table-cell office:value-type="float" office:value="3017418.86">
                <text:p>3017418.86</text:p>
              </table:table-cell>
              <table:table-cell office:value-type="float" office:value="10820996.78">
                <text:p>10820996.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5400450.12">
                <text:p>505400450.12</text:p>
              </table:table-cell>
              <table:table-cell office:value-type="float" office:value="3174518.02">
                <text:p>3174518.02</text:p>
              </table:table-cell>
              <table:table-cell office:value-type="float" office:value="10625850.24">
                <text:p>1062585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